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none" fo:font-weight="normal" officeooo:rsid="0002c140" officeooo:paragraph-rsid="0002c140" style:font-size-asian="16pt" style:font-weight-asian="normal" style:font-size-complex="16pt" style:font-weight-complex="normal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normal" officeooo:rsid="0002c140" officeooo:paragraph-rsid="0002c140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02c140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text-properties fo:font-size="16pt" fo:font-style="normal" style:text-underline-style="none" fo:font-weight="normal" officeooo:rsid="0002c140" officeooo:paragraph-rsid="0002c140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font-size="16pt" style:text-underline-style="none" fo:font-weight="normal" officeooo:rsid="0002c140" officeooo:paragraph-rsid="0002c140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normal" officeooo:rsid="0002c140" officeooo:paragraph-rsid="0002c140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tyle="normal" style:text-underline-style="solid" style:text-underline-width="auto" style:text-underline-color="font-color" fo:font-weight="normal" officeooo:rsid="0002c140" officeooo:paragraph-rsid="0002c140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02fd05" style:font-style-asian="normal" style:font-style-complex="normal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fo:font-size="20pt" fo:font-style="normal" style:text-underline-style="solid" style:text-underline-width="auto" style:text-underline-color="font-color" fo:font-weight="bold" officeooo:rsid="0002c140" style:font-size-asian="20pt" style:font-style-asian="normal" style:font-weight-asian="bold" style:font-size-complex="20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2"/><text:span text:style-name="T6">ASSIGNMENT – 2</text:span></text:p>
      <text:p text:style-name="P3"/>
      <text:p text:style-name="P4">Q.1 <text:s/>Which field of the Customers table is the primary key?</text:p>
      <text:p text:style-name="P1"><text:span text:style-name="T2">Ans</text:span><text:span text:style-name="T1">. <text:s text:c="3"/>CNUM – Primary key</text:span></text:p>
      <text:p text:style-name="P1"><text:span text:style-name="T1"/></text:p>
      <text:p text:style-name="P4"/>
      <text:p text:style-name="P1"><text:span text:style-name="T1">Q.2 <text:s/>What is the 4</text:span><text:span text:style-name="T5">th</text:span><text:span text:style-name="T1"> column of the Customers table?</text:span></text:p>
      <text:p text:style-name="P2"><text:span text:style-name="T1">Ans.</text:span><text:span text:style-name="T3"> <text:s/>RATING</text:span></text:p>
      <text:p text:style-name="P2"><text:span text:style-name="T3"/></text:p>
      <text:p text:style-name="P4"/>
      <text:p text:style-name="P4">Q.3 <text:s/>What is another word for row? For column?</text:p>
      <text:p text:style-name="P2"><text:span text:style-name="T1">Ans.</text:span><text:span text:style-name="T3"> <text:s/>Row – Entity, Tuple</text:span></text:p>
      <text:p text:style-name="P4"><text:s text:c="10"/>Column – Attributes</text:p>
      <text:p text:style-name="P4"/>
      <text:p text:style-name="P4"/>
      <text:p text:style-name="P4">Q.4 <text:s/>Why isn’t it possible to see the first five rows of a table?</text:p>
      <text:p text:style-name="P2"><text:span text:style-name="T1">Ans.</text:span><text:span text:style-name="T3"> <text:s/>- Rows inside the table are not stored sequentially.</text:span></text:p>
      <text:p text:style-name="P4"><text:s text:c="9"/>- When you insert a row, wherever MySQL finds free space in</text:p>
      <text:p text:style-name="P4"><text:s text:c="12"/>Database Server Hard disk, it will store row there to speed up</text:p>
      <text:p text:style-name="P2"><text:span text:style-name="T3"><text:s text:c="12"/></text:span><text:span text:style-name="T4">INSERT statement from multi-user perspective.</text:span></text:p>
      <text:p text:style-name="P4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5:38:01.392550334</meta:creation-date>
    <dc:date>2023-09-17T14:01:28.248723908</dc:date>
    <meta:editing-duration>PT7M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97" meta:character-count="636" meta:non-whitespace-character-count="443"/>
  </office:meta>
</office:document-meta>
</file>